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8">
      <style:paragraph-properties fo:margin-top="0cm" fo:margin-bottom="0cm" style:contextual-spacing="false"/>
    </style:style>
    <style:style style:name="P9" style:family="paragraph" style:parent-style-name="Text_20_body" style:list-style-name="L9"/>
    <style:style style:name="P10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código que você forneceu implementa o padrão de projeto <text:span text:style-name="Strong_20_Emphasis">Abstract Factory</text:span>, que é utilizado para criar famílias de objetos relacionados ou dependentes sem especificar suas classes concretas. Ele é útil para sistemas que precisam ser flexíveis com diferentes plataformas ou configurações, como no caso de sistemas operacionais distintos (Windows e macOS).</text:p>
      <text:h text:style-name="Heading_20_3" text:outline-level="3">Como funciona:</text:h>
      <text:list text:style-name="L7">
        <text:list-item>
          <text:p text:style-name="P6"><text:span text:style-name="Strong_20_Emphasis">Fábrica Abstrata (</text:span><text:span text:style-name="Strong_20_Emphasis"><text:span text:style-name="Source_20_Text">GUIFactory</text:span></text:span><text:span text:style-name="Strong_20_Emphasis">)</text:span>: Define a interface para criar objetos abstratos (no caso, botões e caixas de seleção) sem especificar as classes concretas. As fábricas concretas, como <text:span text:style-name="Source_20_Text">WinFactory</text:span> e <text:span text:style-name="Source_20_Text">MacFactory</text:span>, implementam essa interface para criar produtos específicos para cada plataforma.</text:p>
        </text:list-item>
        <text:list-item>
          <text:p text:style-name="P6"><text:span text:style-name="Strong_20_Emphasis">Produtos Abstratos (</text:span><text:span text:style-name="Strong_20_Emphasis"><text:span text:style-name="Source_20_Text">Button</text:span></text:span><text:span text:style-name="Strong_20_Emphasis">, </text:span><text:span text:style-name="Strong_20_Emphasis"><text:span text:style-name="Source_20_Text">Checkbox</text:span></text:span><text:span text:style-name="Strong_20_Emphasis">)</text:span>: Define a interface para os produtos que as fábricas vão criar. Cada fábrica concreta cria uma variante específica desses produtos.</text:p>
        </text:list-item>
        <text:list-item>
          <text:p text:style-name="P6"><text:span text:style-name="Strong_20_Emphasis">Fábricas Concretas (</text:span><text:span text:style-name="Strong_20_Emphasis"><text:span text:style-name="Source_20_Text">WinFactory</text:span></text:span><text:span text:style-name="Strong_20_Emphasis">, </text:span><text:span text:style-name="Strong_20_Emphasis"><text:span text:style-name="Source_20_Text">MacFactory</text:span></text:span><text:span text:style-name="Strong_20_Emphasis">)</text:span>: Implementam a interface <text:span text:style-name="Source_20_Text">GUIFactory</text:span> e instanciam os produtos concretos (botões e caixas de seleção para Windows e macOS).</text:p>
        </text:list-item>
        <text:list-item>
          <text:p text:style-name="P6"><text:span text:style-name="Strong_20_Emphasis">Produtos Concretos (</text:span><text:span text:style-name="Strong_20_Emphasis"><text:span text:style-name="Source_20_Text">WinButton</text:span></text:span><text:span text:style-name="Strong_20_Emphasis">, </text:span><text:span text:style-name="Strong_20_Emphasis"><text:span text:style-name="Source_20_Text">MacButton</text:span></text:span><text:span text:style-name="Strong_20_Emphasis">, </text:span><text:span text:style-name="Strong_20_Emphasis"><text:span text:style-name="Source_20_Text">WinCheckbox</text:span></text:span><text:span text:style-name="Strong_20_Emphasis">, </text:span><text:span text:style-name="Strong_20_Emphasis"><text:span text:style-name="Source_20_Text">MacCheckbox</text:span></text:span><text:span text:style-name="Strong_20_Emphasis">)</text:span>: Implementam as interfaces abstratas e fornecem o comportamento específico para cada sistema operacional.</text:p>
        </text:list-item>
        <text:list-item>
          <text:p text:style-name="P6"><text:span text:style-name="Strong_20_Emphasis">Cliente (</text:span><text:span text:style-name="Strong_20_Emphasis"><text:span text:style-name="Source_20_Text">Application</text:span></text:span><text:span text:style-name="Strong_20_Emphasis">)</text:span>: Trabalha com os produtos e fábricas abstratas. Não se preocupa com as implementações concretas. Isso torna o código flexível e capaz de suportar múltiplas plataformas.</text:p>
        </text:list-item>
        <text:list-item>
          <text:p text:style-name="P6"><text:span text:style-name="Strong_20_Emphasis">Configurador (</text:span><text:span text:style-name="Strong_20_Emphasis"><text:span text:style-name="Source_20_Text">ApplicationConfigurator</text:span></text:span><text:span text:style-name="Strong_20_Emphasis">)</text:span>: Determina a fábrica concreta a ser utilizada com base no sistema operacional. Ele seleciona a fábrica correspondente (Windows ou Mac) e a utiliza para criar os objetos apropriados.</text:p>
        </text:list-item>
      </text:list>
      <text:p text:style-name="Horizontal_20_Line"/>
      <text:h text:style-name="Heading_20_3" text:outline-level="3">Testes Unitários</text:h>
      <text:p text:style-name="Text_20_body">Os testes unitários devem ser focados em garantir que as fábricas estão criando os produtos corretos e que os métodos <text:span text:style-name="Source_20_Text">paint</text:span> estão funcionando como esperado para cada produto concreto. Você pode usar um framework de testes, como JUnit no Java ou outro apropriado para a linguagem usada, para escrever os testes.</text:p>
      <text:p text:style-name="Text_20_body">Exemplo de testes unitários (pseudocódigo):</text:p>
      <text:p text:style-name="Preformatted_20_Text">Java</text:p>
      <text:p text:style-name="Preformatted_20_Text">Copiar código</text:p>
      <text:p text:style-name="P3"><text:span text:style-name="Source_20_Text">// Testando a fábrica do Windows</text:span></text:p>
      <text:p text:style-name="P2"><text:span text:style-name="Source_20_Text">Test class WinFactoryTest is</text:span></text:p>
      <text:p text:style-name="P2"><text:span text:style-name="Source_20_Text">Method testCreateButton() is</text:span></text:p>
      <text:p text:style-name="P2"><text:span text:style-name="Source_20_Text">Factory = new WinFactory()</text:span></text:p>
      <text:p text:style-name="P2"><text:span text:style-name="Source_20_Text">button = factory.createButton()</text:span></text:p>
      <text:p text:style-name="P2"><text:span text:style-name="Source_20_Text">Assert button instanceof WinButton</text:span></text:p>
      <text:p text:style-name="P2"/>
      <text:p text:style-name="P2"><text:span text:style-name="Source_20_Text">Method testCreateCheckbox() is</text:span></text:p>
      <text:p text:style-name="P2"><text:span text:style-name="Source_20_Text">Factory = new WinFactory()</text:span></text:p>
      <text:p text:style-name="P2"><text:span text:style-name="Source_20_Text">checkbox = factory.createCheckbox()</text:span></text:p>
      <text:p text:style-name="P2"><text:span text:style-name="Source_20_Text">assert checkbox instanceof WinCheckbox</text:span></text:p>
      <text:p text:style-name="P2"><text:soft-page-break/></text:p>
      <text:p text:style-name="P2"><text:span text:style-name="Source_20_Text">// Testando a fábrica do Mac</text:span></text:p>
      <text:p text:style-name="P2"><text:span text:style-name="Source_20_Text">Test class MacFactoryTest is</text:span></text:p>
      <text:p text:style-name="P2"><text:span text:style-name="Source_20_Text">method testCreateButton() is</text:span></text:p>
      <text:p text:style-name="P2"><text:span text:style-name="Source_20_Text">factory = new MacFactory()</text:span></text:p>
      <text:p text:style-name="P2"><text:span text:style-name="Source_20_Text">button = factory.createButton()</text:span></text:p>
      <text:p text:style-name="P2"><text:span text:style-name="Source_20_Text">assert button instanceof MacButton</text:span></text:p>
      <text:p text:style-name="P2"/>
      <text:p text:style-name="P2"><text:span text:style-name="Source_20_Text">method testCreateCheckbox() is</text:span></text:p>
      <text:p text:style-name="P2"><text:span text:style-name="Source_20_Text">factory = new MacFactory()</text:span></text:p>
      <text:p text:style-name="P2"><text:span text:style-name="Source_20_Text">checkbox = factory.createCheckbox()</text:span></text:p>
      <text:p text:style-name="P1"><text:span text:style-name="Source_20_Text">assert checkbox instanceof MacCheckbox</text:span></text:p>
      <text:p text:style-name="Horizontal_20_Line"/>
      <text:h text:style-name="Heading_20_3" text:outline-level="3">Readme do Projeto</text:h>
      <text:p text:style-name="Text_20_body">Aqui está um exemplo de como o <text:span text:style-name="Strong_20_Emphasis">README</text:span> poderia explicar o projeto:</text:p>
      <text:p text:style-name="Horizontal_20_Line"/>
      <text:h text:style-name="Heading_20_1" text:outline-level="1">Projeto: Abstract Factory para GUI Multi-Plataforma</text:h>
      <text:h text:style-name="Heading_20_2" text:outline-level="2">Descrição</text:h>
      <text:p text:style-name="Text_20_body">Este projeto implementa o padrão de projeto <text:span text:style-name="Strong_20_Emphasis">Abstract Factory</text:span>, que permite a criação de uma interface de usuário gráfica (GUI) de forma que seja compatível com diferentes plataformas, como Windows e macOS. O sistema utiliza fábricas para garantir que os widgets criados (botões e caixas de seleção) sejam apropriados para o sistema operacional em que o aplicativo está rodando.</text:p>
      <text:h text:style-name="Heading_20_2" text:outline-level="2">Estrutura do Projeto</text:h>
      <text:list text:style-name="L8">
        <text:list-item>
          <text:p text:style-name="P8"><text:span text:style-name="Strong_20_Emphasis">GUIFactory</text:span>: Interface abstrata para a criação de botões e caixas de seleção.</text:p>
        </text:list-item>
        <text:list-item>
          <text:p text:style-name="P8"><text:span text:style-name="Strong_20_Emphasis">WinFactory</text:span> e <text:span text:style-name="Strong_20_Emphasis">MacFactory</text:span>: Implementações concretas da fábrica para Windows e macOS, respectivamente.</text:p>
        </text:list-item>
        <text:list-item>
          <text:p text:style-name="P8"><text:span text:style-name="Strong_20_Emphasis">Button</text:span> e <text:span text:style-name="Strong_20_Emphasis">Checkbox</text:span>: Interfaces abstratas para os produtos criados pelas fábricas.</text:p>
        </text:list-item>
        <text:list-item>
          <text:p text:style-name="P8"><text:span text:style-name="Strong_20_Emphasis">WinButton</text:span>, <text:span text:style-name="Strong_20_Emphasis">MacButton</text:span>, <text:span text:style-name="Strong_20_Emphasis">WinCheckbox</text:span> e <text:span text:style-name="Strong_20_Emphasis">MacCheckbox</text:span>: Implementações concretas dos produtos para cada plataforma.</text:p>
        </text:list-item>
        <text:list-item>
          <text:p text:style-name="P8"><text:span text:style-name="Strong_20_Emphasis">Application</text:span>: Classe cliente que usa a fábrica abstrata para criar a interface gráfica apropriada.</text:p>
        </text:list-item>
        <text:list-item>
          <text:p text:style-name="P7"><text:span text:style-name="Strong_20_Emphasis">ApplicationConfigurator</text:span>: Configura o aplicativo para usar a fábrica correta com base no sistema operacional.</text:p>
        </text:list-item>
      </text:list>
      <text:h text:style-name="Heading_20_2" text:outline-level="2">Como o Padrão Abstract Factory foi Aplicado</text:h>
      <text:p text:style-name="Text_20_body">O padrão <text:span text:style-name="Strong_20_Emphasis">Abstract Factory</text:span> foi aplicado para garantir que a aplicação possa ser executada em diferentes sistemas operacionais, criando os componentes de interface gráfica corretos sem modificar o código principal da aplicação. As fábricas concretas garantem que os botões e caixas de <text:soft-page-break/>seleção criados sejam compatíveis com a plataforma específica, assegurando consistência visual e comportamental.</text:p>
      <text:h text:style-name="Heading_20_3" text:outline-level="3">Exemplos de Uso</text:h>
      <text:p text:style-name="Text_20_body">Se o sistema estiver rodando no Windows, a fábrica <text:span text:style-name="Source_20_Text">WinFactory</text:span> será utilizada para criar botões e caixas de seleção no estilo Windows. Da mesma forma, se estiver rodando no macOS, a <text:span text:style-name="Source_20_Text">MacFactory</text:span> será utilizada para criar widgets no estilo macOS.</text:p>
      <text:h text:style-name="Heading_20_2" text:outline-level="2">Testes Unitários</text:h>
      <text:p text:style-name="Text_20_body">Testes unitários foram implementados para verificar se as fábricas estão criando os objetos corretos de acordo com o sistema operacional.</text:p>
      <text:h text:style-name="Heading_20_2" text:outline-level="2">Como Rodar</text:h>
      <text:list text:style-name="L9">
        <text:list-item>
          <text:p text:style-name="P10">Configure o arquivo de configuração para determinar o sistema operacional.</text:p>
        </text:list-item>
        <text:list-item>
          <text:p text:style-name="P10">Execute a classe <text:span text:style-name="Source_20_Text">ApplicationConfigurator</text:span> para inicializar a fábrica e os componentes da interface gráfica.</text:p>
        </text:list-item>
        <text:list-item>
          <text:p text:style-name="P9">Verifique se a GUI foi criada corretamente para o sistema operacion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9:25:40.883000000</meta:creation-date>
    <dc:date>2024-10-20T19:41:05.928000000</dc:date>
    <meta:editing-duration>PT15M25S</meta:editing-duration>
    <meta:editing-cycles>1</meta:editing-cycles>
    <meta:document-statistic meta:table-count="0" meta:image-count="0" meta:object-count="0" meta:page-count="3" meta:paragraph-count="55" meta:word-count="690" meta:character-count="4809" meta:non-whitespace-character-count="4189"/>
    <meta:generator>LibreOffice/7.6.0.3$Windows_X86_64 LibreOffice_project/69edd8b8ebc41d00b4de3915dc82f8f0fc3b6265</meta:generator>
  </office:meta>
</office:document-meta>
</file>